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874in"/>
    </style:style>
    <style:style style:name="co3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24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62626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6"/>
        <table:table-column table:style-name="co4" table:default-cell-style-name="Default"/>
        <table:table-row table:style-name="ro2">
          <table:table-cell table:style-name="Default"/>
          <table:table-cell office:value-type="string">
            <text:p>Bill of Materials – humanoid v 1.0.2 – excludes shippi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Description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 Cost 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Ordered</text:p>
          </table:table-cell>
          <table:table-cell table:style-name="ce1" office:value-type="string">
            <text:p>Received</text:p>
          </table:table-cell>
          <table:table-cell/>
        </table:table-row>
        <table:table-row table:style-name="ro4">
          <table:table-cell office:value-type="string">
            <text:p>Main processor – ARM – 8 core, <text:s/>2Ghz, 2Gb, <text:s/>eMMC5.0 16-64Gb Flash Storage, passive heatsink,power connector</text:p>
          </table:table-cell>
          <table:table-cell office:value-type="string">
            <text:p>Odroid-Xu4Q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4.5">
            <text:p>64.5</text:p>
          </table:table-cell>
          <table:table-cell table:formula="of:=[.D4]*[.E4]" office:value-type="float" office:value="64.5">
            <text:p>64.5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  <table:table-cell table:style-name="ce2" office:value-type="string">
            <text:p>Should have ordered with fan instead of heatsink</text:p>
          </table:table-cell>
        </table:table-row>
        <table:table-row table:style-name="ro3">
          <table:table-cell office:value-type="string">
            <text:p>Cooling fan for Odroid</text:p>
          </table:table-cell>
          <table:table-cell/>
          <table:table-cell office:value-type="string">
            <text:p>AmeriDroid</text:p>
          </table:table-cell>
          <table:table-cell office:value-type="float" office:value="1">
            <text:p>1</text:p>
          </table:table-cell>
          <table:table-cell office:value-type="float" office:value="4.95">
            <text:p>4.95</text:p>
          </table:table-cell>
          <table:table-cell table:formula="of:=[.D5]*[.E5]" office:value-type="float" office:value="4.95">
            <text:p>4.95</text:p>
          </table:table-cell>
          <table:table-cell office:value-type="date" office:date-value="2019-01-07">
            <text:p>01/07/19</text:p>
          </table:table-cell>
          <table:table-cell/>
          <table:table-cell table:style-name="ce2"/>
        </table:table-row>
        <table:table-row table:style-name="ro3">
          <table:table-cell office:value-type="string">
            <text:p>Wifi Dongle</text:p>
          </table:table-cell>
          <table:table-cell office:value-type="string">
            <text:p>WiFi Module 3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D6]*[.E6]" office:value-type="float" office:value="6">
            <text:p>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luetooth Dongle (USB)</text:p>
          </table:table-cell>
          <table:table-cell office:value-type="string">
            <text:p>CSR8510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table:formula="of:=[.D7]*[.E7]" office:value-type="float" office:value="3.8">
            <text:p>3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DC/DC Step-Down Converter – 5V</text:p>
          </table:table-cell>
          <table:table-cell office:value-type="string">
            <text:p>UBEC P1385A</text:p>
          </table:table-cell>
          <table:table-cell office:value-type="string">
            <text:p>AdaFruit</text:p>
          </table:table-cell>
          <table:table-cell office:value-type="float" office:value="1">
            <text:p>1</text:p>
          </table:table-cell>
          <table:table-cell office:value-type="float" office:value="9.95">
            <text:p>9.95</text:p>
          </table:table-cell>
          <table:table-cell table:formula="of:=[.D8]*[.E8]" office:value-type="float" office:value="9.95">
            <text:p>9.95</text:p>
          </table:table-cell>
          <table:table-cell office:value-type="date" office:date-value="2019-01-25">
            <text:p>01/25/19</text:p>
          </table:table-cell>
          <table:table-cell office:value-type="date" office:date-value="2019-02-02">
            <text:p>02/02/19</text:p>
          </table:table-cell>
          <table:table-cell office:value-type="string">
            <text:p>Power for Odroid</text:p>
          </table:table-cell>
        </table:table-row>
        <table:table-row table:style-name="ro3">
          <table:table-cell office:value-type="string">
            <text:p>USB Keyboard and Mouse</text:p>
          </table:table-cell>
          <table:table-cell office:value-type="string">
            <text:p>Logitec MK235</text:p>
          </table:table-cell>
          <table:table-cell office:value-type="string">
            <text:p>Office Max</text:p>
          </table:table-cell>
          <table:table-cell office:value-type="float" office:value="1">
            <text:p>1</text:p>
          </table:table-cell>
          <table:table-cell office:value-type="float" office:value="19.51">
            <text:p>19.51</text:p>
          </table:table-cell>
          <table:table-cell table:formula="of:=[.D9]*[.E9]" office:value-type="float" office:value="19.51">
            <text:p>19.51</text:p>
          </table:table-cell>
          <table:table-cell/>
          <table:table-cell office:value-type="date" office:date-value="2018-10-31">
            <text:p>10/31/18</text:p>
          </table:table-cell>
          <table:table-cell/>
        </table:table-row>
        <table:table-row table:style-name="ro3">
          <table:table-cell office:value-type="string">
            <text:p>USB2AX – USB to serial</text:p>
          </table:table-cell>
          <table:table-cell office:value-type="string">
            <text:p>USB2AX</text:p>
          </table:table-cell>
          <table:table-cell office:value-type="string">
            <text:p>Generation Robots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formula="of:=[.D10]*[.E10]" office:value-type="float" office:value="90">
            <text:p>90</text:p>
          </table:table-cell>
          <table:table-cell office:value-type="date" office:date-value="2018-11-25">
            <text:p>11/25/18</text:p>
          </table:table-cell>
          <table:table-cell/>
          <table:table-cell office:value-type="string">
            <text:p>Hard to find</text:p>
          </table:table-cell>
        </table:table-row>
        <table:table-row table:style-name="ro3">
          <table:table-cell office:value-type="string">
            <text:p>USB 2 4-port hub</text:p>
          </table:table-cell>
          <table:table-cell office:value-type="string">
            <text:p>Insten 4-Port Octopus USB Hub</text:p>
          </table:table-cell>
          <table:table-cell office:value-type="string">
            <text:p>Quill</text:p>
          </table:table-cell>
          <table:table-cell office:value-type="float" office:value="1">
            <text:p>1</text:p>
          </table:table-cell>
          <table:table-cell office:value-type="float" office:value="7.49">
            <text:p>7.49</text:p>
          </table:table-cell>
          <table:table-cell table:formula="of:=[.D11]*[.E11]" office:value-type="float" office:value="7.49">
            <text:p>7.49</text:p>
          </table:table-cell>
          <table:table-cell office:value-type="date" office:date-value="2019-01-25">
            <text:p>01/25/19</text:p>
          </table:table-cell>
          <table:table-cell office:value-type="date" office:date-value="2019-02-04">
            <text:p>02/04/19</text:p>
          </table:table-cell>
          <table:table-cell/>
        </table:table-row>
        <table:table-row table:style-name="ro3">
          <table:table-cell office:value-type="string">
            <text:p>MX64-AT Actuator</text:p>
          </table:table-cell>
          <table:table-cell office:value-type="string">
            <text:p>Dynamixel MX-64AT 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309.9">
            <text:p>309.9</text:p>
          </table:table-cell>
          <table:table-cell table:formula="of:=[.D12]*[.E12]" office:value-type="float" office:value="1239.6">
            <text:p>1239.6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  <table:table-cell/>
        </table:table-row>
        <table:table-row table:style-name="ro3">
          <table:table-cell office:value-type="string">
            <text:p>MX28-AT Actuator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39.9">
            <text:p>239.9</text:p>
          </table:table-cell>
          <table:table-cell table:formula="of:=[.D13]*[.E13]" office:value-type="float" office:value="239.9">
            <text:p>239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-AT Actuator (6-pack)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3">
            <text:p>3</text:p>
          </table:table-cell>
          <table:table-cell office:value-type="float" office:value="1199.5">
            <text:p>1199.5</text:p>
          </table:table-cell>
          <table:table-cell table:formula="of:=[.D14]*[.E14]" office:value-type="float" office:value="3598.5">
            <text:p>3598.5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AX-12A Actuator</text:p>
          </table:table-cell>
          <table:table-cell table:style-name="ce4" office:value-type="string">
            <text:p>Dynamixel AX-12A 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44.9">
            <text:p>44.9</text:p>
          </table:table-cell>
          <table:table-cell table:formula="of:=[.D15]*[.E15]" office:value-type="float" office:value="89.8">
            <text:p>89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Horn set</text:p>
          </table:table-cell>
          <table:table-cell table:style-name="ce4" office:value-type="string">
            <text:p>HN07-N101</text:p>
          </table:table-cell>
          <table:table-cell office:value-type="string">
            <text:p>Trossen Robotics</text:p>
          </table:table-cell>
          <table:table-cell office:value-type="float" office:value="18">
            <text:p>18</text:p>
          </table:table-cell>
          <table:table-cell office:value-type="float" office:value="7.51">
            <text:p>7.51</text:p>
          </table:table-cell>
          <table:table-cell table:formula="of:=[.D16]*[.E16]" office:value-type="float" office:value="135.18">
            <text:p>135.1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Idler bearing set</text:p>
          </table:table-cell>
          <table:table-cell table:style-name="ce4" office:value-type="string">
            <text:p>HN07-i101</text:p>
          </table:table-cell>
          <table:table-cell office:value-type="string">
            <text:p>Trossen Robotics</text:p>
          </table:table-cell>
          <table:table-cell office:value-type="float" office:value="12">
            <text:p>12</text:p>
          </table:table-cell>
          <table:table-cell office:value-type="float" office:value="14.1">
            <text:p>14.1</text:p>
          </table:table-cell>
          <table:table-cell table:formula="of:=[.D17]*[.E17]" office:value-type="float" office:value="169.2">
            <text:p>169.2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64 Servo Horn set</text:p>
          </table:table-cell>
          <table:table-cell table:style-name="ce4" office:value-type="string">
            <text:p>HN105-N102</text:p>
          </table:table-cell>
          <table:table-cell office:value-type="string">
            <text:p>Trossen Robotics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table:formula="of:=[.D18]*[.E18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3">
          <table:table-cell office:value-type="string">
            <text:p>MX64 Servo Idler bearing set</text:p>
          </table:table-cell>
          <table:table-cell table:style-name="ce4" office:value-type="string">
            <text:p>HN05-i101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15.4">
            <text:p>15.4</text:p>
          </table:table-cell>
          <table:table-cell table:formula="of:=[.D19]*[.E19]" office:value-type="float" office:value="61.6">
            <text:p>61.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*3 – 200 count</text:p>
          </table:table-cell>
          <table:table-cell table:style-name="ce4" office:value-type="string">
            <text:p>Wrench bolt M2*3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0]*[.E20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4 – 200 count</text:p>
          </table:table-cell>
          <table:table-cell table:style-name="ce2" office:value-type="string">
            <text:p>Wrench bolt M2.5*4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1]*[.E21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6 – 200 count</text:p>
          </table:table-cell>
          <table:table-cell table:style-name="ce2" office:value-type="string">
            <text:p>Wrench bolt M2.5*6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2]*[.E22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8 – 200 count</text:p>
          </table:table-cell>
          <table:table-cell table:style-name="ce2" office:value-type="string">
            <text:p>Wrench bolt M2.5*8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3]*[.E23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IOLOID Bolt Nut Set</text:p>
          </table:table-cell>
          <table:table-cell table:style-name="ce2" office:value-type="string">
            <text:p>BNS-10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3.4">
            <text:p>23.4</text:p>
          </table:table-cell>
          <table:table-cell table:formula="of:=[.D24]*[.E24]" office:value-type="float" office:value="23.4">
            <text:p>2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ut M2.5 – 400</text:p>
          </table:table-cell>
          <table:table-cell table:style-name="ce2" office:value-type="string">
            <text:p>Nut M2.5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formula="of:=[.D25]*[.E25]" office:value-type="float" office:value="3.9">
            <text:p>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1 Nut M2 – 400</text:p>
          </table:table-cell>
          <table:table-cell table:style-name="ce2" office:value-type="string">
            <text:p>N1 Nut M2 (4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  <table:table-cell table:formula="of:=[.D26]*[.E26]" office:value-type="float" office:value="3.4">
            <text:p>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SMPS2Dynamixel</text:p>
          </table:table-cell>
          <table:table-cell table:style-name="ce2" office:value-type="string">
            <text:p>SMPS2Dynamixel</text:p>
          </table:table-cell>
          <table:table-cell office:value-type="string">
            <text:p>Robotis</text:p>
          </table:table-cell>
          <table:table-cell office:value-type="float" office:value="2">
            <text:p>2</text:p>
          </table:table-cell>
          <table:table-cell office:value-type="float" office:value="5.9">
            <text:p>5.9</text:p>
          </table:table-cell>
          <table:table-cell table:formula="of:=[.D27]*[.E27]" office:value-type="float" office:value="11.8">
            <text:p>11.8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Power Supply</text:p>
          </table:table-cell>
          <table:table-cell table:style-name="ce4" office:value-type="string">
            <text:p>SMPS 12V 5A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9.9">
            <text:p>29.9</text:p>
          </table:table-cell>
          <table:table-cell table:formula="of:=[.D28]*[.E28]" office:value-type="float" office:value="29.9">
            <text:p>29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Extension PCB</text:p>
          </table:table-cell>
          <table:table-cell table:style-name="ce4" office:value-type="string">
            <text:p>3P Extension PCB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table:formula="of:=[.D29]*[.E29]" office:value-type="float" office:value="8.7">
            <text:p>8.7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65mm – 10 count</text:p>
          </table:table-cell>
          <table:table-cell table:style-name="ce4" office:value-type="string">
            <text:p>CBL-BIO6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D30]*[.E30]" office:value-type="float" office:value="10.9">
            <text:p>10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00mm – 10 count</text:p>
          </table:table-cell>
          <table:table-cell table:style-name="ce4" office:value-type="string">
            <text:p>CBL-BIO1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D31]*[.E31]" office:value-type="float" office:value="11.9">
            <text:p>11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50mm – 10 count</text:p>
          </table:table-cell>
          <table:table-cell table:style-name="ce4" office:value-type="string">
            <text:p>RO-903-0076-0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2.9">
            <text:p>12.9</text:p>
          </table:table-cell>
          <table:table-cell table:formula="of:=[.D32]*[.E32]" office:value-type="float" office:value="12.9">
            <text:p>12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00mm – 10 count</text:p>
          </table:table-cell>
          <table:table-cell office:value-type="string">
            <text:p>Dynamixel 200mm 3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33]*[.E33]" office:value-type="float" office:value="13.9">
            <text:p>13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20mm – 3 count</text:p>
          </table:table-cell>
          <table:table-cell office:value-type="string">
            <text:p>(included below)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office:value-type="string">
            <text:p>3 Pin Cable 250mm – 3 count </text:p>
          </table:table-cell>
          <table:table-cell table:style-name="ce4" office:value-type="string">
            <text:p>CBL-BIO250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4.9">
            <text:p>14.9</text:p>
          </table:table-cell>
          <table:table-cell table:formula="of:=[.D35]*[.E35]" office:value-type="float" office:value="14.9">
            <text:p>14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500mm </text:p>
          </table:table-cell>
          <table:table-cell table:style-name="ce4" office:value-type="string">
            <text:p>CBL-BIO500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3.95">
            <text:p>3.95</text:p>
          </table:table-cell>
          <table:table-cell table:formula="of:=[.D36]*[.E36]" office:value-type="float" office:value="7.9">
            <text:p>7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4 Pin Cable 200mm – 2</text:p>
          </table:table-cell>
          <table:table-cell office:value-type="string">
            <text:p>Dynamixel 200mm 4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6.48">
            <text:p>26.48</text:p>
          </table:table-cell>
          <table:table-cell table:formula="of:=[.D37]*[.E37]" office:value-type="float" office:value="26.48">
            <text:p>26.4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2">
          <table:table-cell table:style-name="Default" office:value-type="string">
            <text:p>HDMI Extension Cable – 8in</text:p>
          </table:table-cell>
          <table:table-cell table:style-name="ce5" office:value-type="string">
            <text:p>HDMI Port Saver</text:p>
          </table:table-cell>
          <table:table-cell office:value-type="string">
            <text:p>Zoro</text:p>
          </table:table-cell>
          <table:table-cell office:value-type="float" office:value="1">
            <text:p>1</text:p>
          </table:table-cell>
          <table:table-cell office:value-type="float" office:value="4.05">
            <text:p>4.05</text:p>
          </table:table-cell>
          <table:table-cell table:formula="of:=[.D38]*[.E38]" office:value-type="float" office:value="4.05">
            <text:p>4.05</text:p>
          </table:table-cell>
          <table:table-cell office:value-type="date" office:date-value="2019-01-25">
            <text:p>01/25/19</text:p>
          </table:table-cell>
          <table:table-cell office:value-type="date" office:date-value="2019-01-29">
            <text:p>01/29/1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number-columns-repeated="2"/>
          <table:table-cell table:formula="of:=[.D39]*[.E39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Optional:</text:p>
          </table:table-cell>
          <table:table-cell table:number-columns-repeated="4"/>
          <table:table-cell office:value-type="string">
            <text:p><text:s/>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IMU – 3 axis accelerometer, gyros</text:p>
          </table:table-cell>
          <table:table-cell office:value-type="string">
            <text:p>MPU 6050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 office:value-type="float" office:value="29.95">
            <text:p>29.95</text:p>
          </table:table-cell>
          <table:table-cell table:formula="of:=[.D41]*[.E41]" office:value-type="float" office:value="29.95">
            <text:p>29.95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Stereo Amplifier – 3.7w</text:p>
          </table:table-cell>
          <table:table-cell office:value-type="string">
            <text:p>Max898306</text:p>
          </table:table-cell>
          <table:table-cell office:value-type="string">
            <text:p>AdaFruit</text:p>
          </table:table-cell>
          <table:table-cell office:value-type="float" office:value="1">
            <text:p>1</text:p>
          </table:table-cell>
          <table:table-cell office:value-type="float" office:value="8.95">
            <text:p>8.95</text:p>
          </table:table-cell>
          <table:table-cell table:formula="of:=[.D42]*[.E42]" office:value-type="float" office:value="8.95">
            <text:p>8.95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Mini USB 2.0 megapixel Webcam – 170 deg fov</text:p>
          </table:table-cell>
          <table:table-cell/>
          <table:table-cell office:value-type="string">
            <text:p>??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Android tablet</text:p>
          </table:table-cell>
          <table:table-cell office:value-type="string">
            <text:p>Samsung Galaxy S3 – 10”</text:p>
          </table:table-cell>
          <table:table-cell office:value-type="string">
            <text:p>BestBuy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table:formula="of:=[.D44]*[.E44]" office:value-type="float" office:value="495">
            <text:p>495</text:p>
          </table:table-cell>
          <table:table-cell table:number-columns-repeated="2" office:value-type="date" office:date-value="2017-10-01">
            <text:p>10/01/17</text:p>
          </table:table-cell>
          <table:table-cell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Supplier</text:p>
          </table:table-cell>
          <table:table-cell table:style-name="ce1" office:value-type="string">
            <text:p>URL</text:p>
          </table:table-cell>
          <table:table-cell table:number-columns-repeated="2"/>
          <table:table-cell table:style-name="ce1" office:value-type="string">
            <text:p>Total</text:p>
          </table:table-cell>
          <table:table-cell table:formula="of:=SUM([.F4:.F42])" office:value-type="float" office:value="6018.51">
            <text:p>6018.51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AdaFruit</text:p>
          </table:table-cell>
          <table:table-cell table:style-name="ce3" office:value-type="string">
            <text:p>https://www.adafruit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ce3" office:value-type="string">
            <text:p>Amazon</text:p>
          </table:table-cell>
          <table:table-cell table:style-name="ce3" office:value-type="string">
            <text:p><text:a xlink:href="https://www.amazon.com/">https://www.amazon.com</text:a>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Generation Robots</text:p>
          </table:table-cell>
          <table:table-cell table:style-name="ce3" office:value-type="string">
            <text:p>https://www.generationrobots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 office:value-type="string">
            <text:p>Hardkernel</text:p>
          </table:table-cell>
          <table:table-cell office:value-type="string">
            <text:p><text:a xlink:href="https://www.hardkernel.com/">https://www.hardkernel.com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Quill</text:p>
          </table:table-cell>
          <table:table-cell office:value-type="string">
            <text:p>https://www.quill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Robotis</text:p>
          </table:table-cell>
          <table:table-cell office:value-type="string">
            <text:p>http://www.robotis.us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Sparkfun</text:p>
          </table:table-cell>
          <table:table-cell office:value-type="string">
            <text:p>https://www.sparkfun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Trossen Robotics</text:p>
          </table:table-cell>
          <table:table-cell office:value-type="string">
            <text:p>https://www.trossenrobotics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Zoro</text:p>
          </table:table-cell>
          <table:table-cell office:value-type="string">
            <text:p>https://www.zoro.com</text:p>
          </table:table-cell>
          <table:table-cell table:number-columns-repeated="4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2/18/2019</text:date>, <text:time>09:0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9-02-18T09:04:22</dc:date>
    <dc:creator>Chuck Coughlin</dc:creator>
    <meta:editing-duration>P1DT19H45M2S</meta:editing-duration>
    <meta:editing-cycles>20</meta:editing-cycles>
    <meta:generator>OpenOffice/4.1.3$Unix OpenOffice.org_project/413m1$Build-9783</meta:generator>
    <meta:document-statistic meta:table-count="3" meta:cell-count="330" meta:object-count="0"/>
  </office:meta>
</office:document-meta>
</file>